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fea" officeooo:paragraph-rsid="00055fea" style:font-weight-asian="bold" style:font-weight-complex="bold"/>
    </style:style>
    <style:style style:name="P2" style:family="paragraph" style:parent-style-name="Standard">
      <style:text-properties fo:font-weight="normal" officeooo:rsid="00055fea" officeooo:paragraph-rsid="00055fea" style:font-weight-asian="normal" style:font-weight-complex="normal"/>
    </style:style>
    <style:style style:name="P3" style:family="paragraph" style:parent-style-name="Standard">
      <style:text-properties officeooo:paragraph-rsid="00055fea"/>
    </style:style>
    <style:style style:name="P4" style:family="paragraph" style:parent-style-name="Standard">
      <style:text-properties officeooo:paragraph-rsid="00055fea"/>
    </style:style>
    <style:style style:name="T1" style:family="text">
      <style:text-properties officeooo:rsid="0005bf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5fea" style:font-weight-asian="normal" style:font-weight-complex="normal"/>
    </style:style>
    <style:style style:name="T4" style:family="text">
      <style:text-properties officeooo:rsid="0007b5f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0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6">4</text:span></text:p>
      <text:p text:style-name="P1"/>
      <text:p text:style-name="P1">Objective:</text:p>
      <text:p text:style-name="P2"><text:span text:style-name="T1">A</text:span>nswer the following research-based questions with explanations. </text:p>
      <text:p text:style-name="P2"/>
      <text:p text:style-name="P3"><text:span text:style-name="T3">1. </text:span>Explain the difference between <text:span text:style-name="Strong_20_Emphasis"><text:span text:style-name="T2">passive footprinting</text:span></text:span><text:span text:style-name="T2"> and </text:span><text:span text:style-name="Strong_20_Emphasis"><text:span text:style-name="T2">active footprinting</text:span></text:span><text:span text:style-name="T2">. Give </text:span><text:span text:style-name="Strong_20_Emphasis"><text:span text:style-name="T2">one example</text:span></text:span><text:span text:style-name="T2"> of each.</text:span></text:p>
      <text:p text:style-name="P2"/>
      <text:p text:style-name="P3"><text:span text:style-name="T3">2. </text:span><text:span text:style-name="T2">Describe </text:span><text:span text:style-name="Strong_20_Emphasis"><text:span text:style-name="T2">two types of information</text:span></text:span><text:span text:style-name="T2"> an attacker or security tester could gather by analyzing a company’s website or using tools such as </text:span><text:span text:style-name="Strong_20_Emphasis"><text:span text:style-name="T2">WHOIS, HTTP methods, or DNS</text:span></text:span><text:span text:style-name="T2">. Why is this information useful?</text:span></text:p>
      <text:p text:style-name="P3"><text:span text:style-name="T2"/></text:p>
      <text:p text:style-name="P3"><text:span text:style-name="T3">3. </text:span><text:span text:style-name="T2">Choose </text:span><text:span text:style-name="Strong_20_Emphasis"><text:span text:style-name="T2">one social engineering technique</text:span></text:span><text:span text:style-name="T2"> (phishing, shoulder surfing, dumpster diving, or piggybacking) and explain </text:span><text:span text:style-name="Strong_20_Emphasis"><text:span text:style-name="T2">one practical prevention method</text:span></text:span><text:span text:style-name="T2"> an organization should use to reduce the ris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5:44:04.283692038</meta:creation-date>
    <dc:date>2026-02-09T23:51:18.960800112</dc:date>
    <meta:editing-duration>PT12M35S</meta:editing-duration>
    <meta:editing-cycles>5</meta:editing-cycles>
    <meta:generator>LibreOffice/24.2.7.2$Linux_X86_64 LibreOffice_project/420$Build-2</meta:generator>
    <meta:print-date>2026-02-09T23:50:38.126076303</meta:print-date>
    <meta:printed-by>PDF files</meta:printed-by>
    <meta:document-statistic meta:table-count="0" meta:image-count="0" meta:object-count="0" meta:page-count="1" meta:paragraph-count="6" meta:word-count="85" meta:character-count="583" meta:non-whitespace-character-count="503"/>
  </office:meta>
</office:document-meta>
</file>